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f09a" officeooo:paragraph-rsid="0011f09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27e0d" officeooo:paragraph-rsid="00127e0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12dd8e" officeooo:paragraph-rsid="0012dd8e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49630" officeooo:paragraph-rsid="00149630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officeooo:rsid="0011f09a" officeooo:paragraph-rsid="0011f09a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1f09a" officeooo:paragraph-rsid="0011f09a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27e0d" officeooo:paragraph-rsid="00127e0d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127e0d" officeooo:paragraph-rsid="00127e0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27e0d" officeooo:paragraph-rsid="00127e0d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rsid="0012dd8e" officeooo:paragraph-rsid="0012dd8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2dd8e" officeooo:paragraph-rsid="0012dd8e" style:font-weight-asian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2pt" fo:font-style="normal" fo:font-weight="bold" officeooo:rsid="00163a64" officeooo:paragraph-rsid="00163a64" style:font-style-asian="normal" style:font-weight-asian="bold" style:font-style-complex="normal" style:font-weight-complex="bold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2pt" fo:font-style="normal" fo:font-weight="bold" officeooo:rsid="00182fcc" officeooo:paragraph-rsid="00182fcc" style:font-style-asian="normal" style:font-weight-asian="bold" style:font-style-complex="normal" style:font-weight-complex="bold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2pt" fo:font-style="normal" fo:font-weight="bold" officeooo:rsid="001cce11" officeooo:paragraph-rsid="001cce11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bold" officeooo:rsid="001d5912" officeooo:paragraph-rsid="00163a64" style:font-style-asian="normal" style:font-weight-asian="bold" style:font-style-complex="normal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2dd8e" officeooo:paragraph-rsid="0012dd8e" style:font-style-asian="normal" style:font-weight-asian="normal" style:font-style-complex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49630" officeooo:paragraph-rsid="0014963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49630" officeooo:paragraph-rsid="00149630" style:font-style-asian="normal" style:font-weight-asian="normal" style:font-style-complex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5c492" officeooo:paragraph-rsid="0015c492" style:font-style-asian="normal" style:font-weight-asian="normal" style:font-style-complex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be757" officeooo:paragraph-rsid="001be757" style:font-style-asian="normal" style:font-weight-asian="normal" style:font-style-complex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cce11" officeooo:paragraph-rsid="001cce11" style:font-style-asian="normal" style:font-weight-asian="normal" style:font-style-complex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cce11" officeooo:paragraph-rsid="001cce11" style:font-style-asian="normal" style:font-weight-asian="normal" style:font-style-complex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12dd8e" officeooo:paragraph-rsid="0012dd8e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fo:font-weight="normal" officeooo:rsid="0012dd8e" officeooo:paragraph-rsid="0012dd8e" style:font-style-asian="italic" style:font-weight-asian="normal" style:font-style-complex="italic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12dd8e"/>
    </style:style>
    <style:style style:name="P26" style:family="paragraph" style:parent-style-name="Standard" style:list-style-name="L3">
      <style:paragraph-properties fo:text-align="start" style:justify-single-word="false"/>
      <style:text-properties fo:font-style="normal" officeooo:rsid="0012dd8e" officeooo:paragraph-rsid="0012dd8e" style:font-style-asian="normal" style:font-style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tyle="normal" officeooo:rsid="001d5912" officeooo:paragraph-rsid="001d5912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e757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82fcc" style:font-weight-asian="normal" style:font-weight-complex="normal"/>
    </style:style>
    <style:style style:name="T10" style:family="text">
      <style:text-properties fo:font-weight="normal" officeooo:rsid="001be757" style:font-weight-asian="normal" style:font-weight-complex="normal"/>
    </style:style>
    <style:style style:name="T11" style:family="text">
      <style:text-properties fo:font-weight="normal" officeooo:rsid="001cce11" style:font-weight-asian="normal" style:font-weight-complex="normal"/>
    </style:style>
    <style:style style:name="T12" style:family="text">
      <style:text-properties fo:font-size="12pt" fo:font-style="italic" fo:font-weight="normal" officeooo:rsid="0012dd8e" style:font-style-asian="italic" style:font-weight-asian="normal" style:font-style-complex="italic" style:font-weight-complex="normal"/>
    </style:style>
    <style:style style:name="T13" style:family="text">
      <style:text-properties fo:font-size="12pt" fo:font-weight="normal" style:font-weight-asian="normal" style:font-weight-complex="normal"/>
    </style:style>
    <style:style style:name="T14" style:family="text">
      <style:text-properties fo:font-size="12pt" fo:font-weight="normal" officeooo:rsid="0012dd8e" style:font-weight-asian="normal" style:font-weight-complex="normal"/>
    </style:style>
    <style:style style:name="T15" style:family="text">
      <style:text-properties officeooo:rsid="001a1bd1"/>
    </style:style>
    <style:style style:name="T16" style:family="text">
      <style:text-properties officeooo:rsid="001c1d35"/>
    </style:style>
    <style:style style:name="T17" style:family="text">
      <style:text-properties officeooo:rsid="001cce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uby Variables</text:p>
      <text:p text:style-name="P5"/>
      <text:p text:style-name="P1">Ruby Variables</text:p>
      <text:list xml:id="list1367415979" text:style-name="L2">
        <text:list-item>
          <text:p text:style-name="P8">Variables in Ruby are named with snake_case. Multiple words should be split up with a underscore, and should always be lowercase, unless indicating a constant.</text:p>
        </text:list-item>
      </text:list>
      <text:list xml:id="list763245500" text:style-name="L1">
        <text:list-item>
          <text:p text:style-name="P7">Creating variables can be done like:</text:p>
          <text:list>
            <text:list-item>
              <text:p text:style-name="P7">ex. <text:span text:style-name="T1">age = 13</text:span></text:p>
            </text:list-item>
          </text:list>
        </text:list-item>
        <text:list-item>
          <text:p text:style-name="P7"><text:span text:style-name="T5">Variables has shorthand assignment operators such as: +=, -=, *=, /=</text:span></text:p>
        </text:list-item>
      </text:list>
      <text:p text:style-name="P9"><text:span text:style-name="T5"/></text:p>
      <text:p text:style-name="P2"><text:span text:style-name="T5">Variables are References</text:span></text:p>
      <text:list xml:id="list3976879276" text:style-name="L3">
        <text:list-item>
          <text:p text:style-name="P10"><text:span text:style-name="T5">The data that is assigned to a variable is stored in memory. A variable is effectively </text:span><text:span text:style-name="T6">a pointer</text:span><text:span text:style-name="T3"> </text:span><text:span text:style-name="T6">or a reference</text:span><text:span text:style-name="T5"> to the memory address where the data is stored.</text:span></text:p>
          <text:list>
            <text:list-item>
              <text:p text:style-name="P10"><text:span text:style-name="T5">ex. </text:span><text:span text:style-name="T1">Changing the data may cause unexpected behavior</text:span></text:p>
              <text:list>
                <text:list-item>
                  <text:p text:style-name="P10"><text:span text:style-name="T1">desired_location = 'Barcelona'</text:span></text:p>
                  <text:p text:style-name="P10"><text:span text:style-name="T1">johns_location = desired_location</text:span></text:p>
                  <text:p text:style-name="P25"><text:span text:style-name="T12">johns_location.upcase! | desired_location =&gt; 'BARCELONA'</text:span></text:p>
                </text:list-item>
                <text:list-item>
                  <text:p text:style-name="P26"><text:span text:style-name="T13">We are changing the data that both variables are pointing to, therefore, will change the data that both variables will store.</text:span></text:p>
                </text:list-item>
              </text:list>
            </text:list-item>
          </text:list>
        </text:list-item>
        <text:list-item>
          <text:p text:style-name="P27"><text:span text:style-name="T13">Some operations mutate the address space, which others simply make the variable point to a different address space.</text:span></text:p>
        </text:list-item>
        <text:list-item>
          <text:p text:style-name="P27"><text:span text:style-name="T13"/></text:p>
        </text:list-item>
      </text:list>
      <text:p text:style-name="P11"><text:span text:style-name="T1"/></text:p>
      <text:p text:style-name="P3">Getting Data from a User</text:p>
      <text:list xml:id="list1036534003" text:style-name="L4">
        <text:list-item>
          <text:p text:style-name="P16">The <text:span text:style-name="T1">gets</text:span> method asks for input from the user. <text:span text:style-name="T1">gets</text:span> stands for <text:span text:style-name="T1">get string</text:span>.</text:p>
        </text:list-item>
        <text:list-item>
          <text:p text:style-name="P16">The <text:span text:style-name="T1">gets</text:span> method can be used to assign data to variables. When entering data, it takes in the enter key &lt; \n &gt; as well in the string. To remove the newline, use <text:span text:style-name="T1">chomp</text:span>.</text:p>
          <text:list>
            <text:list-item>
              <text:p text:style-name="P23">ex.<text:span text:style-name="T5"> </text:span>name = gets | name =&gt; "Bobby\n"</text:p>
              <text:list>
                <text:list-header>
                  <text:p text:style-name="P23">name = gets.chomp | name =&gt; "Bobby"</text:p>
                </text:list-header>
              </text:list>
            </text:list-item>
          </text:list>
        </text:list-item>
      </text:list>
      <text:p text:style-name="P24"/>
      <text:p text:style-name="P3">Variable Scope</text:p>
      <text:list xml:id="list183492994" text:style-name="L5">
        <text:list-item>
          <text:p text:style-name="P17">A variable's scope determines where in a program the variable is available for use. In Ruby, a variable's scope is defined by a <text:span text:style-name="T7">method definition</text:span> or by a <text:span text:style-name="T7">block</text:span>.</text:p>
          <text:list>
            <text:list-item>
              <text:p text:style-name="P17">A block is a piece of code that follows a method's invocation, delimited by curly braces {} or do/end: / (do/end) does not imply a block.</text:p>
            </text:list-item>
          </text:list>
        </text:list-item>
        <text:list-item>
          <text:p text:style-name="P17">Methods have self-contained scope, which means you cannot refer to or modify any variables that aren't initialized inside the method's body. Any variable within the method cannot be accessed outside the method. </text:p>
          <text:p text:style-name="P17"/>
        </text:list-item>
        <text:list-item>
          <text:p text:style-name="P22">The <text:span text:style-name="T1">for...do/end</text:span> code does not create a new inner scope.</text:p>
        </text:list-item>
        <text:list-item>
          <text:p text:style-name="P22">Whenever we use <text:span text:style-name="T1">each, times</text:span> and other method invocations followed by <text:span text:style-name="T1">{}</text:span> or <text:span text:style-name="T1">do/end</text:span>, that is when a new block is created.</text:p>
        </text:list-item>
      </text:list>
      <text:p text:style-name="P18"/>
      <text:p text:style-name="P4">Types of Variables</text:p>
      <text:list xml:id="list336111174" text:style-name="L6">
        <text:list-item>
          <text:p text:style-name="P19">There are five types of variables: Constants, global variables, class variables, instance variables, and local variables.</text:p>
          <text:list>
            <text:list-item>
              <text:p text:style-name="P19"><text:span text:style-name="T7">Constant variables</text:span>: Constants are declared by capitalizing every letter in the name. They are used for storing data that will never change. In Ruby, you are allowed to change the <text:soft-page-break/>value of a constant, but will throw an warning about the change. However, you should not change constant's data. </text:p>
              <text:list>
                <text:list-item>
                  <text:p text:style-name="P19">Constants cannot be declared in method definitions, and are available throughout your application's scope.</text:p>
                </text:list-item>
                <text:list-item>
                  <text:p text:style-name="P19">ex. <text:span text:style-name="T1">MY_CONSTANT = 'I AM AVAILABLE THROUGHOUT THE APP</text:span><text:span text:style-name="T2">'</text:span></text:p>
                  <text:p text:style-name="P19"><text:span text:style-name="T2"/></text:p>
                </text:list-item>
              </text:list>
            </text:list-item>
            <text:list-item>
              <text:p text:style-name="P12">Global Variables: <text:span text:style-name="T9">Global variables are delcared by starting the variable name with the dollar sign &lt; $ &gt;. These variables are available througout the entire app, overriding all scope boundaries. Best practices is to stay away from global variables.</text:span></text:p>
              <text:list>
                <text:list-item>
                  <text:p text:style-name="P13"><text:span text:style-name="T8">ex. </text:span><text:span text:style-name="T4">$var = 'I am available everywhere'</text:span></text:p>
                  <text:p text:style-name="P13"><text:span text:style-name="T4"/></text:p>
                </text:list-item>
              </text:list>
            </text:list-item>
            <text:list-item>
              <text:p text:style-name="P12">Class Variables:<text:span text:style-name="T15"> </text:span><text:span text:style-name="T10">Class variables are declared by starting the variable name with two @@ signs. These variables are accessible by instance of your class, as well as the class itself. This is used when you need to declare a variable that is related to a class, but each instance does not need its own value for this variable.</text:span></text:p>
              <text:list>
                <text:list-item>
                  <text:p text:style-name="P20">Class Variables must be initialized at the class level, outside of any method definitions and can be then altered using class or instance method definitions.</text:p>
                </text:list-item>
                <text:list-item>
                  <text:p text:style-name="P21">ex. <text:span text:style-name="T1">@@class_variable = 'Hey'</text:span></text:p>
                  <text:p text:style-name="P20"/>
                </text:list-item>
              </text:list>
            </text:list-item>
            <text:list-item>
              <text:p text:style-name="P12">Instance Variables:<text:span text:style-name="T16"> </text:span><text:span text:style-name="T11">Instance variables are delcared by starting the name with one @ sign. These variables are available throughout the current instance of the parent class. Instance variables can cross some scope boundaries, but not all.</text:span></text:p>
              <text:list>
                <text:list-item>
                  <text:p text:style-name="P14"><text:span text:style-name="T11">e</text:span><text:span text:style-name="T8">x. </text:span><text:span text:style-name="T4">@instance_variable = 'Hello'</text:span></text:p>
                </text:list-item>
              </text:list>
              <text:p text:style-name="P12"/>
            </text:list-item>
            <text:list-item>
              <text:p text:style-name="P12">Local Variables:<text:span text:style-name="T17"> </text:span><text:span text:style-name="T11">Local variables are declared by not using $ or @. These variables obey all scope boundaries.</text:span></text:p>
              <text:list>
                <text:list-item>
                  <text:p text:style-name="P14"><text:span text:style-name="T11">e</text:span><text:span text:style-name="T8">x. local_variable = 'Oh no'</text:span></text:p>
                </text:list-item>
              </text:list>
            </text:list-item>
          </text:list>
        </text:list-item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45" meta:word-count="656" meta:character-count="3755" meta:non-whitespace-character-count="3175"/>
  </office:meta>
</office:document-meta>
</file>